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content-validations>
        <table:content-validation table:name="val1" table:condition="of:cell-content-is-in-list(&quot;Lunes&quot;;&quot;Martes&quot;;&quot;Miércoles&quot;;&quot;Jueves&quot;;&quot;Viernes&quot;;&quot;Sábado&quot;)" table:allow-empty-cell="true" table:display-list="unsorted" table:base-cell-address="Cursos.D1">
          <table:error-message table:message-type="stop" table:display="true"/>
        </table:content-validation>
        <table:content-validation table:name="val2" table:condition="of:cell-content-is-in-list(&quot;Mañana&quot;;&quot;Tarde&quot;;&quot;Noche&quot;)" table:allow-empty-cell="true" table:display-list="unsorted" table:base-cell-address="Cursos.E1">
          <table:error-message table:message-type="stop" table:display="true"/>
        </table:content-validation>
        <table:content-validation table:name="val3" table:condition="of:cell-content-is-in-list(&quot;1&quot;;&quot;2&quot;;&quot;3&quot;;&quot;4&quot;;&quot;5&quot;;&quot;&quot;)" table:allow-empty-cell="true" table:display-list="unsorted" table:base-cell-address="Cursos.F1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&quot;)" table:allow-empty-cell="true" table:display-list="unsorted" table:base-cell-address="Aulas.C1">
          <table:error-message table:message-type="stop" table:display="true"/>
        </table:content-validation>
      </table:content-validations>
      <table:table table:name="Curso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Título</text:p>
          </table:table-cell>
          <table:table-cell table:content-validation-name="val1" office:value-type="string" calcext:value-type="string">
            <text:p>Día</text:p>
          </table:table-cell>
          <table:table-cell table:content-validation-name="val2" office:value-type="string" calcext:value-type="string">
            <text:p>Turno</text:p>
          </table:table-cell>
          <table:table-cell table:content-validation-name="val3" office:value-type="string" calcext:value-type="string">
            <text:p>Aula</text:p>
          </table:table-cell>
          <table:table-cell office:value-type="string" calcext:value-type="string">
            <text:p>Profesor</text:p>
          </table:table-cell>
        </table:table-row>
        <table:table-row table:style-name="ro1">
          <table:table-cell table:formula="of:=CONCATENATE([.D2];[.E2];[.F2])" office:value-type="string" office:string-value="LunesTarde2" calcext:value-type="string">
            <text:p>LunesTard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</text:p>
          </table:table-cell>
          <table:table-cell table:content-validation-name="val1" office:value-type="string" calcext:value-type="string">
            <text:p>Lunes</text:p>
          </table:table-cell>
          <table:table-cell table:content-validation-name="val2" office:value-type="string" calcext:value-type="string">
            <text:p>Tarde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3];[.E3];[.F3])" office:value-type="string" office:string-value="MartesMañana3" calcext:value-type="string">
            <text:p>MartesMañana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P</text:p>
          </table:table-cell>
          <table:table-cell table:content-validation-name="val1" office:value-type="string" calcext:value-type="string">
            <text:p>Martes</text:p>
          </table:table-cell>
          <table:table-cell table:content-validation-name="val2" office:value-type="string" calcext:value-type="string">
            <text:p>Mañana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4];[.E4];[.F4])" office:value-type="string" office:string-value="MartesMañana1" calcext:value-type="string">
            <text:p>MartesMañan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table:content-validation-name="val1" office:value-type="string" calcext:value-type="string">
            <text:p>Martes</text:p>
          </table:table-cell>
          <table:table-cell table:content-validation-name="val2" office:value-type="string" calcext:value-type="string">
            <text:p>Mañana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5];[.E5];[.F5])" office:value-type="string" office:string-value="ViernesTarde2" calcext:value-type="string">
            <text:p>ViernesTar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6];[.E6];[.F6])" office:value-type="string" office:string-value="MartesTarde5" calcext:value-type="string">
            <text:p>MartesTarde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7];[.E7];[.F7])" office:value-type="string" office:string-value="LunesTarde4" calcext:value-type="string">
            <text:p>LunesTarde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8];[.E8];[.F8])" office:value-type="string" office:string-value="MartesNoche5" calcext:value-type="string">
            <text:p>MartesNoche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9];[.E9];[.F9])" office:value-type="string" office:string-value="LunesNoche1" calcext:value-type="string">
            <text:p>LunesNoche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10];[.E10];[.F10])" office:value-type="string" office:string-value="ViernesTarde3" calcext:value-type="string">
            <text:p>ViernesTarde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11];[.E11];[.F11])" office:value-type="string" office:string-value="JuevesMañana3" calcext:value-type="string">
            <text:p>JuevesMañana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12];[.E12];[.F12])" office:value-type="string" office:string-value="JuevesNoche5" calcext:value-type="string">
            <text:p>JuevesNoche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13];[.E13];[.F13])" office:value-type="string" office:string-value="ViernesMañana3" calcext:value-type="string">
            <text:p>ViernesMañana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14];[.E14];[.F14])" office:value-type="string" office:string-value="ViernesNoche1" calcext:value-type="string">
            <text:p>ViernesNoche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5];[.E15];[.F15])" office:value-type="string" office:string-value="MiércolesNoche1" calcext:value-type="string">
            <text:p>MiércolesNoche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6];[.E16];[.F16])" office:value-type="string" office:string-value="LunesNoche3" calcext:value-type="string">
            <text:p>LunesNoche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17];[.E17];[.F17])" office:value-type="string" office:string-value="MiércolesNoche2" calcext:value-type="string">
            <text:p>MiércolesNoche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8];[.E18];[.F18])" office:value-type="string" office:string-value="LunesNoche4" calcext:value-type="string">
            <text:p>LunesNoche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9];[.E19];[.F19])" office:value-type="string" office:string-value="MiércolesTarde2" calcext:value-type="string">
            <text:p>MiércolesTarde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20];[.E20];[.F20])" office:value-type="string" office:string-value="ViernesMañana3" calcext:value-type="string">
            <text:p>ViernesMañana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21];[.E21];[.F21])" office:value-type="string" office:string-value="MiércolesMañana2" calcext:value-type="string">
            <text:p>MiércolesMañana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22];[.E22];[.F22])" office:value-type="string" office:string-value="JuevesTarde4" calcext:value-type="string">
            <text:p>JuevesTarde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23];[.E23];[.F23])" office:value-type="string" office:string-value="MartesTarde5" calcext:value-type="string">
            <text:p>MartesTarde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24];[.E24];[.F24])" office:value-type="string" office:string-value="LunesTarde3" calcext:value-type="string">
            <text:p>LunesTarde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25];[.E25];[.F25])" office:value-type="string" office:string-value="JuevesTarde4" calcext:value-type="string">
            <text:p>JuevesTarde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26];[.E26];[.F26])" office:value-type="string" office:string-value="JuevesMañana2" calcext:value-type="string">
            <text:p>JuevesMañana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27];[.E27];[.F27])" office:value-type="string" office:string-value="MiércolesMañana5" calcext:value-type="string">
            <text:p>MiércolesMañana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28];[.E28];[.F28])" office:value-type="string" office:string-value="MiércolesTarde5" calcext:value-type="string">
            <text:p>MiércolesTarde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29];[.E29];[.F29])" office:value-type="string" office:string-value="MiércolesTarde1" calcext:value-type="string">
            <text:p>MiércolesTarde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30];[.E30];[.F30])" office:value-type="string" office:string-value="MartesMañana3" calcext:value-type="string">
            <text:p>MartesMañana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31];[.E31];[.F31])" office:value-type="string" office:string-value="LunesNoche3" calcext:value-type="string">
            <text:p>LunesNoche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32];[.E32];[.F32])" office:value-type="string" office:string-value="JuevesTarde3" calcext:value-type="string">
            <text:p>JuevesTarde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33];[.E33];[.F33])" office:value-type="string" office:string-value="MiércolesNoche2" calcext:value-type="string">
            <text:p>MiércolesNoche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34];[.E34];[.F34])" office:value-type="string" office:string-value="JuevesTarde3" calcext:value-type="string">
            <text:p>JuevesTarde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35];[.E35];[.F35])" office:value-type="string" office:string-value="MartesMañana3" calcext:value-type="string">
            <text:p>MartesMañana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36];[.E36];[.F36])" office:value-type="string" office:string-value="LunesNoche2" calcext:value-type="string">
            <text:p>LunesNoche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37];[.E37];[.F37])" office:value-type="string" office:string-value="LunesTarde5" calcext:value-type="string">
            <text:p>LunesTarde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38];[.E38];[.F38])" office:value-type="string" office:string-value="ViernesMañana3" calcext:value-type="string">
            <text:p>ViernesMañana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39];[.E39];[.F39])" office:value-type="string" office:string-value="ViernesMañana3" calcext:value-type="string">
            <text:p>ViernesMañana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40];[.E40];[.F40])" office:value-type="string" office:string-value="JuevesNoche2" calcext:value-type="string">
            <text:p>JuevesNoche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41];[.E41];[.F41])" office:value-type="string" office:string-value="MartesMañana2" calcext:value-type="string">
            <text:p>MartesMañana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42];[.E42];[.F42])" office:value-type="string" office:string-value="MartesNoche3" calcext:value-type="string">
            <text:p>MartesNoche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43];[.E43];[.F43])" office:value-type="string" office:string-value="ViernesTarde3" calcext:value-type="string">
            <text:p>ViernesTarde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44];[.E44];[.F44])" office:value-type="string" office:string-value="JuevesMañana1" calcext:value-type="string">
            <text:p>JuevesMañana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45];[.E45];[.F45])" office:value-type="string" office:string-value="LunesNoche4" calcext:value-type="string">
            <text:p>LunesNoche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46];[.E46];[.F46])" office:value-type="string" office:string-value="ViernesNoche5" calcext:value-type="string">
            <text:p>ViernesNoche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47];[.E47];[.F47])" office:value-type="string" office:string-value="JuevesMañana1" calcext:value-type="string">
            <text:p>JuevesMañana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48];[.E48];[.F48])" office:value-type="string" office:string-value="ViernesNoche4" calcext:value-type="string">
            <text:p>ViernesNoche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49];[.E49];[.F49])" office:value-type="string" office:string-value="MiércolesNoche5" calcext:value-type="string">
            <text:p>MiércolesNoche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50];[.E50];[.F50])" office:value-type="string" office:string-value="LunesTarde1" calcext:value-type="string">
            <text:p>LunesTarde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51];[.E51];[.F51])" office:value-type="string" office:string-value="JuevesNoche2" calcext:value-type="string">
            <text:p>JuevesNoche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52];[.E52];[.F52])" office:value-type="string" office:string-value="MiércolesTarde3" calcext:value-type="string">
            <text:p>MiércolesTarde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53];[.E53];[.F53])" office:value-type="string" office:string-value="LunesTarde2" calcext:value-type="string">
            <text:p>LunesTarde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54];[.E54];[.F54])" office:value-type="string" office:string-value="MartesMañana1" calcext:value-type="string">
            <text:p>MartesMañana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55];[.E55];[.F55])" office:value-type="string" office:string-value="MartesMañana4" calcext:value-type="string">
            <text:p>MartesMañana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56];[.E56];[.F56])" office:value-type="string" office:string-value="MiércolesMañana5" calcext:value-type="string">
            <text:p>MiércolesMañana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57];[.E57];[.F57])" office:value-type="string" office:string-value="MartesTarde5" calcext:value-type="string">
            <text:p>MartesTarde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58];[.E58];[.F58])" office:value-type="string" office:string-value="ViernesTarde1" calcext:value-type="string">
            <text:p>ViernesTarde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59];[.E59];[.F59])" office:value-type="string" office:string-value="MartesMañana3" calcext:value-type="string">
            <text:p>MartesMañana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60];[.E60];[.F60])" office:value-type="string" office:string-value="JuevesTarde5" calcext:value-type="string">
            <text:p>JuevesTarde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61];[.E61];[.F61])" office:value-type="string" office:string-value="JuevesNoche1" calcext:value-type="string">
            <text:p>JuevesNoche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62];[.E62];[.F62])" office:value-type="string" office:string-value="ViernesMañana2" calcext:value-type="string">
            <text:p>ViernesMañana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63];[.E63];[.F63])" office:value-type="string" office:string-value="LunesTarde5" calcext:value-type="string">
            <text:p>LunesTarde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64];[.E64];[.F64])" office:value-type="string" office:string-value="ViernesMañana3" calcext:value-type="string">
            <text:p>ViernesMañana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65];[.E65];[.F65])" office:value-type="string" office:string-value="LunesTarde3" calcext:value-type="string">
            <text:p>LunesTarde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66];[.E66];[.F66])" office:value-type="string" office:string-value="LunesNoche4" calcext:value-type="string">
            <text:p>LunesNoche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67];[.E67];[.F67])" office:value-type="string" office:string-value="ViernesMañana4" calcext:value-type="string">
            <text:p>ViernesMañana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68];[.E68];[.F68])" office:value-type="string" office:string-value="MartesTarde4" calcext:value-type="string">
            <text:p>MartesTarde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69];[.E69];[.F69])" office:value-type="string" office:string-value="JuevesNoche5" calcext:value-type="string">
            <text:p>JuevesNoche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70];[.E70];[.F70])" office:value-type="string" office:string-value="LunesNoche1" calcext:value-type="string">
            <text:p>LunesNoche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71];[.E71];[.F71])" office:value-type="string" office:string-value="LunesTarde4" calcext:value-type="string">
            <text:p>LunesTarde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72];[.E72];[.F72])" office:value-type="string" office:string-value="MartesNoche4" calcext:value-type="string">
            <text:p>MartesNoche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73];[.E73];[.F73])" office:value-type="string" office:string-value="JuevesNoche4" calcext:value-type="string">
            <text:p>JuevesNoche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74];[.E74];[.F74])" office:value-type="string" office:string-value="MiércolesTarde5" calcext:value-type="string">
            <text:p>MiércolesTarde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75];[.E75];[.F75])" office:value-type="string" office:string-value="JuevesTarde1" calcext:value-type="string">
            <text:p>JuevesTarde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76];[.E76];[.F76])" office:value-type="string" office:string-value="LunesMañana5" calcext:value-type="string">
            <text:p>LunesMañana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77];[.E77];[.F77])" office:value-type="string" office:string-value="JuevesMañana3" calcext:value-type="string">
            <text:p>JuevesMañana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78];[.E78];[.F78])" office:value-type="string" office:string-value="JuevesTarde2" calcext:value-type="string">
            <text:p>JuevesTarde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79];[.E79];[.F79])" office:value-type="string" office:string-value="JuevesNoche2" calcext:value-type="string">
            <text:p>JuevesNoche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80];[.E80];[.F80])" office:value-type="string" office:string-value="LunesTarde2" calcext:value-type="string">
            <text:p>LunesTarde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81];[.E81];[.F81])" office:value-type="string" office:string-value="JuevesMañana5" calcext:value-type="string">
            <text:p>JuevesMañana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82];[.E82];[.F82])" office:value-type="string" office:string-value="MiércolesTarde1" calcext:value-type="string">
            <text:p>MiércolesTarde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83];[.E83];[.F83])" office:value-type="string" office:string-value="MartesNoche3" calcext:value-type="string">
            <text:p>MartesNoche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84];[.E84];[.F84])" office:value-type="string" office:string-value="ViernesMañana2" calcext:value-type="string">
            <text:p>ViernesMañana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85];[.E85];[.F85])" office:value-type="string" office:string-value="LunesNoche1" calcext:value-type="string">
            <text:p>LunesNoche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86];[.E86];[.F86])" office:value-type="string" office:string-value="MartesNoche5" calcext:value-type="string">
            <text:p>MartesNoche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87];[.E87];[.F87])" office:value-type="string" office:string-value="ViernesTarde1" calcext:value-type="string">
            <text:p>ViernesTarde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88];[.E88];[.F88])" office:value-type="string" office:string-value="LunesTarde2" calcext:value-type="string">
            <text:p>LunesTarde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89];[.E89];[.F89])" office:value-type="string" office:string-value="JuevesMañana3" calcext:value-type="string">
            <text:p>JuevesMañana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90];[.E90];[.F90])" office:value-type="string" office:string-value="JuevesNoche4" calcext:value-type="string">
            <text:p>JuevesNoche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91];[.E91];[.F91])" office:value-type="string" office:string-value="LunesTarde4" calcext:value-type="string">
            <text:p>LunesTarde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92];[.E92];[.F92])" office:value-type="string" office:string-value="LunesNoche3" calcext:value-type="string">
            <text:p>LunesNoche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93];[.E93];[.F93])" office:value-type="string" office:string-value="ViernesTarde2" calcext:value-type="string">
            <text:p>ViernesTarde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94];[.E94];[.F94])" office:value-type="string" office:string-value="JuevesMañana2" calcext:value-type="string">
            <text:p>JuevesMañana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95];[.E95];[.F95])" office:value-type="string" office:string-value="LunesNoche2" calcext:value-type="string">
            <text:p>LunesNoche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96];[.E96];[.F96])" office:value-type="string" office:string-value="ViernesTarde3" calcext:value-type="string">
            <text:p>ViernesTarde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97];[.E97];[.F97])" office:value-type="string" office:string-value="LunesTarde5" calcext:value-type="string">
            <text:p>LunesTarde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98];[.E98];[.F98])" office:value-type="string" office:string-value="ViernesTarde1" calcext:value-type="string">
            <text:p>ViernesTarde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99];[.E99];[.F99])" office:value-type="string" office:string-value="MartesTarde2" calcext:value-type="string">
            <text:p>MartesTarde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00];[.E100];[.F100])" office:value-type="string" office:string-value="MiércolesNoche3" calcext:value-type="string">
            <text:p>MiércolesNoche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01];[.E101];[.F101])" office:value-type="string" office:string-value="ViernesNoche2" calcext:value-type="string">
            <text:p>ViernesNoche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102];[.E102];[.F102])" office:value-type="string" office:string-value="ViernesMañana1" calcext:value-type="string">
            <text:p>ViernesMañana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03];[.E103];[.F103])" office:value-type="string" office:string-value="ViernesTarde5" calcext:value-type="string">
            <text:p>ViernesTarde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104];[.E104];[.F104])" office:value-type="string" office:string-value="MiércolesNoche2" calcext:value-type="string">
            <text:p>MiércolesNoche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105];[.E105];[.F105])" office:value-type="string" office:string-value="JuevesTarde1" calcext:value-type="string">
            <text:p>JuevesTarde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106];[.E106];[.F106])" office:value-type="string" office:string-value="MiércolesNoche1" calcext:value-type="string">
            <text:p>MiércolesNoche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07];[.E107];[.F107])" office:value-type="string" office:string-value="MiércolesTarde4" calcext:value-type="string">
            <text:p>MiércolesTarde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108];[.E108];[.F108])" office:value-type="string" office:string-value="ViernesTarde1" calcext:value-type="string">
            <text:p>ViernesTarde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09];[.E109];[.F109])" office:value-type="string" office:string-value="JuevesMañana5" calcext:value-type="string">
            <text:p>JuevesMañana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110];[.E110];[.F110])" office:value-type="string" office:string-value="LunesMañana5" calcext:value-type="string">
            <text:p>LunesMañana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111];[.E111];[.F111])" office:value-type="string" office:string-value="JuevesNoche5" calcext:value-type="string">
            <text:p>JuevesNoche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12];[.E112];[.F112])" office:value-type="string" office:string-value="MartesNoche1" calcext:value-type="string">
            <text:p>MartesNoche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13];[.E113];[.F113])" office:value-type="string" office:string-value="ViernesTarde3" calcext:value-type="string">
            <text:p>ViernesTarde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114];[.E114];[.F114])" office:value-type="string" office:string-value="ViernesTarde2" calcext:value-type="string">
            <text:p>ViernesTarde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15];[.E115];[.F115])" office:value-type="string" office:string-value="ViernesMañana3" calcext:value-type="string">
            <text:p>ViernesMañana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16];[.E116];[.F116])" office:value-type="string" office:string-value="MiércolesTarde1" calcext:value-type="string">
            <text:p>MiércolesTarde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117];[.E117];[.F117])" office:value-type="string" office:string-value="ViernesNoche3" calcext:value-type="string">
            <text:p>ViernesNoche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118];[.E118];[.F118])" office:value-type="string" office:string-value="JuevesMañana3" calcext:value-type="string">
            <text:p>JuevesMañana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19];[.E119];[.F119])" office:value-type="string" office:string-value="MartesNoche4" calcext:value-type="string">
            <text:p>MartesNoche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20];[.E120];[.F120])" office:value-type="string" office:string-value="ViernesMañana4" calcext:value-type="string">
            <text:p>ViernesMañana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21];[.E121];[.F121])" office:value-type="string" office:string-value="ViernesNoche5" calcext:value-type="string">
            <text:p>ViernesNoche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22];[.E122];[.F122])" office:value-type="string" office:string-value="MiércolesNoche4" calcext:value-type="string">
            <text:p>MiércolesNoche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123];[.E123];[.F123])" office:value-type="string" office:string-value="MartesNoche3" calcext:value-type="string">
            <text:p>MartesNoche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124];[.E124];[.F124])" office:value-type="string" office:string-value="MiércolesNoche2" calcext:value-type="string">
            <text:p>MiércolesNoche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125];[.E125];[.F125])" office:value-type="string" office:string-value="JuevesTarde1" calcext:value-type="string">
            <text:p>JuevesTarde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126];[.E126];[.F126])" office:value-type="string" office:string-value="ViernesMañana2" calcext:value-type="string">
            <text:p>ViernesMañana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27];[.E127];[.F127])" office:value-type="string" office:string-value="ViernesMañana1" calcext:value-type="string">
            <text:p>ViernesMañana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128];[.E128];[.F128])" office:value-type="string" office:string-value="JuevesTarde1" calcext:value-type="string">
            <text:p>JuevesTarde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29];[.E129];[.F129])" office:value-type="string" office:string-value="MartesMañana4" calcext:value-type="string">
            <text:p>MartesMañana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130];[.E130];[.F130])" office:value-type="string" office:string-value="MartesMañana3" calcext:value-type="string">
            <text:p>MartesMañana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131];[.E131];[.F131])" office:value-type="string" office:string-value="MartesTarde2" calcext:value-type="string">
            <text:p>MartesTarde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132];[.E132];[.F132])" office:value-type="string" office:string-value="ViernesTarde4" calcext:value-type="string">
            <text:p>ViernesTarde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33];[.E133];[.F133])" office:value-type="string" office:string-value="MiércolesMañana1" calcext:value-type="string">
            <text:p>MiércolesMañana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134];[.E134];[.F134])" office:value-type="string" office:string-value="JuevesTarde4" calcext:value-type="string">
            <text:p>JuevesTarde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135];[.E135];[.F135])" office:value-type="string" office:string-value="LunesMañana3" calcext:value-type="string">
            <text:p>LunesMañana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36];[.E136];[.F136])" office:value-type="string" office:string-value="LunesMañana3" calcext:value-type="string">
            <text:p>LunesMañana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37];[.E137];[.F137])" office:value-type="string" office:string-value="LunesMañana3" calcext:value-type="string">
            <text:p>LunesMañana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38];[.E138];[.F138])" office:value-type="string" office:string-value="ViernesMañana3" calcext:value-type="string">
            <text:p>ViernesMañana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139];[.E139];[.F139])" office:value-type="string" office:string-value="ViernesMañana1" calcext:value-type="string">
            <text:p>ViernesMañana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140];[.E140];[.F140])" office:value-type="string" office:string-value="ViernesNoche5" calcext:value-type="string">
            <text:p>ViernesNoche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141];[.E141];[.F141])" office:value-type="string" office:string-value="MartesTarde2" calcext:value-type="string">
            <text:p>MartesTarde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142];[.E142];[.F142])" office:value-type="string" office:string-value="MiércolesMañana3" calcext:value-type="string">
            <text:p>MiércolesMañana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143];[.E143];[.F143])" office:value-type="string" office:string-value="ViernesNoche1" calcext:value-type="string">
            <text:p>ViernesNoche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44];[.E144];[.F144])" office:value-type="string" office:string-value="MartesMañana2" calcext:value-type="string">
            <text:p>MartesMañana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145];[.E145];[.F145])" office:value-type="string" office:string-value="MiércolesNoche4" calcext:value-type="string">
            <text:p>MiércolesNoche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46];[.E146];[.F146])" office:value-type="string" office:string-value="ViernesMañana1" calcext:value-type="string">
            <text:p>ViernesMañana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47];[.E147];[.F147])" office:value-type="string" office:string-value="MiércolesNoche1" calcext:value-type="string">
            <text:p>MiércolesNoche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148];[.E148];[.F148])" office:value-type="string" office:string-value="MartesTarde1" calcext:value-type="string">
            <text:p>MartesTarde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149];[.E149];[.F149])" office:value-type="string" office:string-value="MiércolesMañana3" calcext:value-type="string">
            <text:p>MiércolesMañana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150];[.E150];[.F150])" office:value-type="string" office:string-value="JuevesNoche3" calcext:value-type="string">
            <text:p>JuevesNoche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151];[.E151];[.F151])" office:value-type="string" office:string-value="LunesMañana3" calcext:value-type="string">
            <text:p>LunesMañana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52];[.E152];[.F152])" office:value-type="string" office:string-value="ViernesTarde1" calcext:value-type="string">
            <text:p>ViernesTarde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153];[.E153];[.F153])" office:value-type="string" office:string-value="ViernesMañana1" calcext:value-type="string">
            <text:p>ViernesMañana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154];[.E154];[.F154])" office:value-type="string" office:string-value="ViernesMañana5" calcext:value-type="string">
            <text:p>ViernesMañana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155];[.E155];[.F155])" office:value-type="string" office:string-value="MiércolesMañana3" calcext:value-type="string">
            <text:p>MiércolesMañana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56];[.E156];[.F156])" office:value-type="string" office:string-value="MartesTarde1" calcext:value-type="string">
            <text:p>MartesTarde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157];[.E157];[.F157])" office:value-type="string" office:string-value="MiércolesNoche5" calcext:value-type="string">
            <text:p>MiércolesNoche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58];[.E158];[.F158])" office:value-type="string" office:string-value="JuevesMañana3" calcext:value-type="string">
            <text:p>JuevesMañana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159];[.E159];[.F159])" office:value-type="string" office:string-value="ViernesMañana4" calcext:value-type="string">
            <text:p>ViernesMañana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160];[.E160];[.F160])" office:value-type="string" office:string-value="JuevesTarde4" calcext:value-type="string">
            <text:p>JuevesTarde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161];[.E161];[.F161])" office:value-type="string" office:string-value="LunesTarde2" calcext:value-type="string">
            <text:p>LunesTarde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62];[.E162];[.F162])" office:value-type="string" office:string-value="MartesTarde5" calcext:value-type="string">
            <text:p>MartesTarde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163];[.E163];[.F163])" office:value-type="string" office:string-value="MiércolesTarde4" calcext:value-type="string">
            <text:p>MiércolesTarde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64];[.E164];[.F164])" office:value-type="string" office:string-value="ViernesTarde3" calcext:value-type="string">
            <text:p>ViernesTarde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165];[.E165];[.F165])" office:value-type="string" office:string-value="MartesTarde3" calcext:value-type="string">
            <text:p>MartesTarde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166];[.E166];[.F166])" office:value-type="string" office:string-value="MartesTarde3" calcext:value-type="string">
            <text:p>MartesTarde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167];[.E167];[.F167])" office:value-type="string" office:string-value="MiércolesNoche3" calcext:value-type="string">
            <text:p>MiércolesNoche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68];[.E168];[.F168])" office:value-type="string" office:string-value="LunesMañana2" calcext:value-type="string">
            <text:p>LunesMañana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69];[.E169];[.F169])" office:value-type="string" office:string-value="LunesNoche4" calcext:value-type="string">
            <text:p>LunesNoche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70];[.E170];[.F170])" office:value-type="string" office:string-value="LunesNoche3" calcext:value-type="string">
            <text:p>LunesNoche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71];[.E171];[.F171])" office:value-type="string" office:string-value="LunesMañana5" calcext:value-type="string">
            <text:p>LunesMañana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172];[.E172];[.F172])" office:value-type="string" office:string-value="LunesMañana1" calcext:value-type="string">
            <text:p>LunesMañana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73];[.E173];[.F173])" office:value-type="string" office:string-value="MiércolesTarde5" calcext:value-type="string">
            <text:p>MiércolesTarde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74];[.E174];[.F174])" office:value-type="string" office:string-value="MiércolesTarde2" calcext:value-type="string">
            <text:p>MiércolesTarde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175];[.E175];[.F175])" office:value-type="string" office:string-value="LunesMañana1" calcext:value-type="string">
            <text:p>LunesMañana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176];[.E176];[.F176])" office:value-type="string" office:string-value="LunesMañana3" calcext:value-type="string">
            <text:p>LunesMañana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177];[.E177];[.F177])" office:value-type="string" office:string-value="MartesNoche4" calcext:value-type="string">
            <text:p>MartesNoche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178];[.E178];[.F178])" office:value-type="string" office:string-value="MiércolesTarde4" calcext:value-type="string">
            <text:p>MiércolesTarde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79];[.E179];[.F179])" office:value-type="string" office:string-value="MartesNoche4" calcext:value-type="string">
            <text:p>MartesNoche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No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180];[.E180];[.F180])" office:value-type="string" office:string-value="JuevesMañana3" calcext:value-type="string">
            <text:p>JuevesMañana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181];[.E181];[.F181])" office:value-type="string" office:string-value="LunesNoche5" calcext:value-type="string">
            <text:p>LunesNoche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Noc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82];[.E182];[.F182])" office:value-type="string" office:string-value="MiércolesMañana3" calcext:value-type="string">
            <text:p>MiércolesMañana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183];[.E183];[.F183])" office:value-type="string" office:string-value="JuevesNoche1" calcext:value-type="string">
            <text:p>JuevesNoche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184];[.E184];[.F184])" office:value-type="string" office:string-value="LunesTarde2" calcext:value-type="string">
            <text:p>LunesTarde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185];[.E185];[.F185])" office:value-type="string" office:string-value="MartesMañana1" calcext:value-type="string">
            <text:p>MartesMañana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86];[.E186];[.F186])" office:value-type="string" office:string-value="ViernesNoche3" calcext:value-type="string">
            <text:p>ViernesNoche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87];[.E187];[.F187])" office:value-type="string" office:string-value="ViernesTarde1" calcext:value-type="string">
            <text:p>ViernesTarde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88];[.E188];[.F188])" office:value-type="string" office:string-value="ViernesMañana4" calcext:value-type="string">
            <text:p>ViernesMañana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89];[.E189];[.F189])" office:value-type="string" office:string-value="JuevesNoche4" calcext:value-type="string">
            <text:p>JuevesNoche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190];[.E190];[.F190])" office:value-type="string" office:string-value="MartesMañana5" calcext:value-type="string">
            <text:p>MartesMañana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91];[.E191];[.F191])" office:value-type="string" office:string-value="MiércolesNoche3" calcext:value-type="string">
            <text:p>MiércolesNoche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No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92];[.E192];[.F192])" office:value-type="string" office:string-value="JuevesNoche4" calcext:value-type="string">
            <text:p>JuevesNoche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193];[.E193];[.F193])" office:value-type="string" office:string-value="LunesMañana4" calcext:value-type="string">
            <text:p>LunesMañana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ñ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194];[.E194];[.F194])" office:value-type="string" office:string-value="JuevesTarde5" calcext:value-type="string">
            <text:p>JuevesTarde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195];[.E195];[.F195])" office:value-type="string" office:string-value="MiércolesMañana4" calcext:value-type="string">
            <text:p>MiércolesMañana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ñ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196];[.E196];[.F196])" office:value-type="string" office:string-value="MiércolesTarde1" calcext:value-type="string">
            <text:p>MiércolesTarde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197];[.E197];[.F197])" office:value-type="string" office:string-value="MartesTarde2" calcext:value-type="string">
            <text:p>MartesTarde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arez</text:p>
          </table:table-cell>
        </table:table-row>
        <table:table-row table:style-name="ro1">
          <table:table-cell table:formula="of:=CONCATENATE([.D198];[.E198];[.F198])" office:value-type="string" office:string-value="MartesMañana3" calcext:value-type="string">
            <text:p>MartesMañana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ñ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199];[.E199];[.F199])" office:value-type="string" office:string-value="ViernesNoche3" calcext:value-type="string">
            <text:p>ViernesNoche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No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table:formula="of:=CONCATENATE([.D200];[.E200];[.F200])" office:value-type="string" office:string-value="MiércolesTarde1" calcext:value-type="string">
            <text:p>MiércolesTarde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table:formula="of:=CONCATENATE([.D201];[.E201];[.F201])" office:value-type="string" office:string-value="ViernesMañana4" calcext:value-type="string">
            <text:p>ViernesMañana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ñ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202];[.E202];[.F202])" office:value-type="string" office:string-value="JuevesTarde1" calcext:value-type="string">
            <text:p>JuevesTarde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ez</text:p>
          </table:table-cell>
        </table:table-row>
        <table:table-row table:style-name="ro1">
          <table:table-cell table:formula="of:=CONCATENATE([.D203];[.E203];[.F203])" office:value-type="string" office:string-value="MiércolesTarde3" calcext:value-type="string">
            <text:p>MiércolesTarde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T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204];[.E204];[.F204])" office:value-type="string" office:string-value="JuevesNoche3" calcext:value-type="string">
            <text:p>JuevesNoche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o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205];[.E205];[.F2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06];[.E206];[.F2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07];[.E207];[.F2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08];[.E208];[.F2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09];[.E209];[.F2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10];[.E210];[.F2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11];[.E211];[.F2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12];[.E212];[.F2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13];[.E213];[.F2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14];[.E214];[.F2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15];[.E215];[.F2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16];[.E216];[.F2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17];[.E217];[.F2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18];[.E218];[.F2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19];[.E219];[.F2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20];[.E220];[.F2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21];[.E221];[.F2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22];[.E222];[.F2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23];[.E223];[.F2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24];[.E224];[.F2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25];[.E225];[.F2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26];[.E226];[.F2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27];[.E227];[.F2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28];[.E228];[.F2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29];[.E229];[.F2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30];[.E230];[.F2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31];[.E231];[.F2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32];[.E232];[.F2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33];[.E233];[.F2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34];[.E234];[.F2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35];[.E235];[.F2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36];[.E236];[.F2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37];[.E237];[.F2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38];[.E238];[.F2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39];[.E239];[.F2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40];[.E240];[.F2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41];[.E241];[.F2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42];[.E242];[.F2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43];[.E243];[.F2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44];[.E244];[.F2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45];[.E245];[.F2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46];[.E246];[.F2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47];[.E247];[.F2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48];[.E248];[.F2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49];[.E249];[.F2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50];[.E250];[.F2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51];[.E251];[.F2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52];[.E252];[.F2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53];[.E253];[.F2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54];[.E254];[.F2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55];[.E255];[.F2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56];[.E256];[.F2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57];[.E257];[.F2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58];[.E258];[.F2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59];[.E259];[.F2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60];[.E260];[.F2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61];[.E261];[.F2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62];[.E262];[.F2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63];[.E263];[.F2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64];[.E264];[.F2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65];[.E265];[.F2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66];[.E266];[.F2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67];[.E267];[.F2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68];[.E268];[.F2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69];[.E269];[.F2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70];[.E270];[.F2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71];[.E271];[.F2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72];[.E272];[.F2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73];[.E273];[.F2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74];[.E274];[.F2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75];[.E275];[.F2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76];[.E276];[.F2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77];[.E277];[.F2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78];[.E278];[.F2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79];[.E279];[.F2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80];[.E280];[.F2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81];[.E281];[.F2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82];[.E282];[.F2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83];[.E283];[.F2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84];[.E284];[.F2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85];[.E285];[.F2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86];[.E286];[.F2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87];[.E287];[.F2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88];[.E288];[.F2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89];[.E289];[.F2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90];[.E290];[.F2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91];[.E291];[.F2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92];[.E292];[.F2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93];[.E293];[.F2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94];[.E294];[.F2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95];[.E295];[.F2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96];[.E296];[.F2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97];[.E297];[.F2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98];[.E298];[.F2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299];[.E299];[.F2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00];[.E300];[.F3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01];[.E301];[.F3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02];[.E302];[.F3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03];[.E303];[.F3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04];[.E304];[.F3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05];[.E305];[.F3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06];[.E306];[.F3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07];[.E307];[.F3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08];[.E308];[.F3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09];[.E309];[.F3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10];[.E310];[.F3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11];[.E311];[.F3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12];[.E312];[.F3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13];[.E313];[.F3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14];[.E314];[.F3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15];[.E315];[.F3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16];[.E316];[.F3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17];[.E317];[.F3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18];[.E318];[.F3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19];[.E319];[.F3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20];[.E320];[.F3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21];[.E321];[.F3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22];[.E322];[.F3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23];[.E323];[.F3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24];[.E324];[.F3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25];[.E325];[.F3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26];[.E326];[.F3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27];[.E327];[.F3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28];[.E328];[.F3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29];[.E329];[.F3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30];[.E330];[.F3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31];[.E331];[.F3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32];[.E332];[.F3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33];[.E333];[.F3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34];[.E334];[.F3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35];[.E335];[.F3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36];[.E336];[.F3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37];[.E337];[.F3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38];[.E338];[.F3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39];[.E339];[.F3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40];[.E340];[.F3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41];[.E341];[.F3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42];[.E342];[.F3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43];[.E343];[.F3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44];[.E344];[.F3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45];[.E345];[.F3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46];[.E346];[.F3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47];[.E347];[.F3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48];[.E348];[.F3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49];[.E349];[.F3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50];[.E350];[.F3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51];[.E351];[.F3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52];[.E352];[.F3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53];[.E353];[.F3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54];[.E354];[.F3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55];[.E355];[.F3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56];[.E356];[.F3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57];[.E357];[.F3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58];[.E358];[.F3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59];[.E359];[.F3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60];[.E360];[.F3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61];[.E361];[.F3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62];[.E362];[.F3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63];[.E363];[.F3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64];[.E364];[.F3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65];[.E365];[.F3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66];[.E366];[.F3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67];[.E367];[.F3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68];[.E368];[.F3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69];[.E369];[.F3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70];[.E370];[.F3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71];[.E371];[.F3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72];[.E372];[.F3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73];[.E373];[.F3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74];[.E374];[.F3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75];[.E375];[.F3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76];[.E376];[.F3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77];[.E377];[.F3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78];[.E378];[.F3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79];[.E379];[.F3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80];[.E380];[.F3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81];[.E381];[.F3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82];[.E382];[.F3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83];[.E383];[.F3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84];[.E384];[.F3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85];[.E385];[.F3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86];[.E386];[.F3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87];[.E387];[.F3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88];[.E388];[.F3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89];[.E389];[.F3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90];[.E390];[.F3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91];[.E391];[.F3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92];[.E392];[.F3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93];[.E393];[.F3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94];[.E394];[.F3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95];[.E395];[.F3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96];[.E396];[.F3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97];[.E397];[.F3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98];[.E398];[.F3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399];[.E399];[.F3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00];[.E400];[.F4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01];[.E401];[.F4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02];[.E402];[.F4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03];[.E403];[.F4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04];[.E404];[.F4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05];[.E405];[.F4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06];[.E406];[.F4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07];[.E407];[.F4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08];[.E408];[.F4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09];[.E409];[.F4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10];[.E410];[.F4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11];[.E411];[.F4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12];[.E412];[.F4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13];[.E413];[.F4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14];[.E414];[.F4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15];[.E415];[.F4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16];[.E416];[.F4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17];[.E417];[.F4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18];[.E418];[.F4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19];[.E419];[.F4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20];[.E420];[.F4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21];[.E421];[.F4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22];[.E422];[.F4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23];[.E423];[.F4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24];[.E424];[.F4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25];[.E425];[.F4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26];[.E426];[.F4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27];[.E427];[.F4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28];[.E428];[.F4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29];[.E429];[.F4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30];[.E430];[.F4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31];[.E431];[.F4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32];[.E432];[.F4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33];[.E433];[.F4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34];[.E434];[.F4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35];[.E435];[.F4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36];[.E436];[.F4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37];[.E437];[.F4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38];[.E438];[.F4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39];[.E439];[.F4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40];[.E440];[.F4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41];[.E441];[.F4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42];[.E442];[.F4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43];[.E443];[.F4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44];[.E444];[.F4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45];[.E445];[.F4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46];[.E446];[.F4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47];[.E447];[.F4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48];[.E448];[.F4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49];[.E449];[.F4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50];[.E450];[.F4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51];[.E451];[.F4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52];[.E452];[.F4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53];[.E453];[.F4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54];[.E454];[.F4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55];[.E455];[.F4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56];[.E456];[.F4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57];[.E457];[.F4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58];[.E458];[.F4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59];[.E459];[.F4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60];[.E460];[.F4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61];[.E461];[.F4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62];[.E462];[.F4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63];[.E463];[.F4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64];[.E464];[.F4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65];[.E465];[.F4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66];[.E466];[.F4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67];[.E467];[.F4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68];[.E468];[.F4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69];[.E469];[.F4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70];[.E470];[.F4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71];[.E471];[.F4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72];[.E472];[.F4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73];[.E473];[.F4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74];[.E474];[.F4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75];[.E475];[.F4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76];[.E476];[.F4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77];[.E477];[.F4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78];[.E478];[.F4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79];[.E479];[.F4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80];[.E480];[.F4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81];[.E481];[.F4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82];[.E482];[.F4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83];[.E483];[.F4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84];[.E484];[.F4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85];[.E485];[.F4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86];[.E486];[.F4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87];[.E487];[.F4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88];[.E488];[.F4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89];[.E489];[.F4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90];[.E490];[.F4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91];[.E491];[.F4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92];[.E492];[.F4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93];[.E493];[.F4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94];[.E494];[.F4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95];[.E495];[.F4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96];[.E496];[.F4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97];[.E497];[.F4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98];[.E498];[.F4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499];[.E499];[.F4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00];[.E500];[.F5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01];[.E501];[.F5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02];[.E502];[.F5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03];[.E503];[.F5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04];[.E504];[.F5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05];[.E505];[.F5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06];[.E506];[.F5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07];[.E507];[.F5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08];[.E508];[.F5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09];[.E509];[.F5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10];[.E510];[.F5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11];[.E511];[.F5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12];[.E512];[.F5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13];[.E513];[.F5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14];[.E514];[.F5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15];[.E515];[.F5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16];[.E516];[.F5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17];[.E517];[.F5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18];[.E518];[.F5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19];[.E519];[.F5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20];[.E520];[.F5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21];[.E521];[.F5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22];[.E522];[.F5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23];[.E523];[.F5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24];[.E524];[.F5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25];[.E525];[.F5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26];[.E526];[.F5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27];[.E527];[.F5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28];[.E528];[.F5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29];[.E529];[.F5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30];[.E530];[.F5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31];[.E531];[.F5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32];[.E532];[.F5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33];[.E533];[.F5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34];[.E534];[.F5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35];[.E535];[.F5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36];[.E536];[.F5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37];[.E537];[.F5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38];[.E538];[.F5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39];[.E539];[.F5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40];[.E540];[.F5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41];[.E541];[.F5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42];[.E542];[.F5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43];[.E543];[.F5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44];[.E544];[.F5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45];[.E545];[.F5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46];[.E546];[.F5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47];[.E547];[.F5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48];[.E548];[.F5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49];[.E549];[.F5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50];[.E550];[.F5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51];[.E551];[.F5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52];[.E552];[.F5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53];[.E553];[.F5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54];[.E554];[.F5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55];[.E555];[.F5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56];[.E556];[.F5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57];[.E557];[.F5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58];[.E558];[.F5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59];[.E559];[.F5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60];[.E560];[.F5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61];[.E561];[.F5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62];[.E562];[.F5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63];[.E563];[.F5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64];[.E564];[.F5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65];[.E565];[.F5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66];[.E566];[.F5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67];[.E567];[.F5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68];[.E568];[.F5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69];[.E569];[.F5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70];[.E570];[.F5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71];[.E571];[.F5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72];[.E572];[.F5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73];[.E573];[.F5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74];[.E574];[.F5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75];[.E575];[.F5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76];[.E576];[.F5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77];[.E577];[.F5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78];[.E578];[.F5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79];[.E579];[.F5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80];[.E580];[.F5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81];[.E581];[.F5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82];[.E582];[.F5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83];[.E583];[.F5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84];[.E584];[.F5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85];[.E585];[.F5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86];[.E586];[.F5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87];[.E587];[.F5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88];[.E588];[.F5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89];[.E589];[.F5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90];[.E590];[.F5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91];[.E591];[.F5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92];[.E592];[.F5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93];[.E593];[.F5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94];[.E594];[.F5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95];[.E595];[.F5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96];[.E596];[.F5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97];[.E597];[.F5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98];[.E598];[.F5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599];[.E599];[.F5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00];[.E600];[.F6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01];[.E601];[.F6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02];[.E602];[.F6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03];[.E603];[.F6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04];[.E604];[.F6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05];[.E605];[.F6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06];[.E606];[.F6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07];[.E607];[.F6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08];[.E608];[.F6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09];[.E609];[.F6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10];[.E610];[.F6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11];[.E611];[.F6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12];[.E612];[.F6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13];[.E613];[.F6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14];[.E614];[.F6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15];[.E615];[.F6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16];[.E616];[.F6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17];[.E617];[.F6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18];[.E618];[.F6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19];[.E619];[.F6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20];[.E620];[.F6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21];[.E621];[.F6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22];[.E622];[.F6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23];[.E623];[.F6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24];[.E624];[.F6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25];[.E625];[.F6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26];[.E626];[.F6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27];[.E627];[.F6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28];[.E628];[.F6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29];[.E629];[.F6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30];[.E630];[.F6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31];[.E631];[.F6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32];[.E632];[.F6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33];[.E633];[.F6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34];[.E634];[.F6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35];[.E635];[.F6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36];[.E636];[.F6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37];[.E637];[.F6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38];[.E638];[.F6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39];[.E639];[.F6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40];[.E640];[.F6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41];[.E641];[.F6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42];[.E642];[.F6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43];[.E643];[.F6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44];[.E644];[.F6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45];[.E645];[.F6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46];[.E646];[.F6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47];[.E647];[.F6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48];[.E648];[.F6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49];[.E649];[.F6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50];[.E650];[.F6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51];[.E651];[.F6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52];[.E652];[.F6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53];[.E653];[.F6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54];[.E654];[.F6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55];[.E655];[.F6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56];[.E656];[.F6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57];[.E657];[.F6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58];[.E658];[.F6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59];[.E659];[.F6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60];[.E660];[.F6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61];[.E661];[.F6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62];[.E662];[.F6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63];[.E663];[.F6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64];[.E664];[.F6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65];[.E665];[.F6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66];[.E666];[.F6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67];[.E667];[.F6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68];[.E668];[.F6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69];[.E669];[.F6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70];[.E670];[.F6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71];[.E671];[.F6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72];[.E672];[.F6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73];[.E673];[.F6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74];[.E674];[.F6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75];[.E675];[.F6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76];[.E676];[.F6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77];[.E677];[.F6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78];[.E678];[.F6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79];[.E679];[.F6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80];[.E680];[.F6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81];[.E681];[.F6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82];[.E682];[.F6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83];[.E683];[.F6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84];[.E684];[.F6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85];[.E685];[.F6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86];[.E686];[.F6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87];[.E687];[.F6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88];[.E688];[.F6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89];[.E689];[.F6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90];[.E690];[.F6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91];[.E691];[.F6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92];[.E692];[.F6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93];[.E693];[.F6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94];[.E694];[.F6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95];[.E695];[.F6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96];[.E696];[.F6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97];[.E697];[.F6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98];[.E698];[.F6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699];[.E699];[.F6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00];[.E700];[.F7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01];[.E701];[.F7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02];[.E702];[.F7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03];[.E703];[.F7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04];[.E704];[.F7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05];[.E705];[.F7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06];[.E706];[.F7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07];[.E707];[.F7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08];[.E708];[.F7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09];[.E709];[.F7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10];[.E710];[.F7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11];[.E711];[.F7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12];[.E712];[.F7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13];[.E713];[.F7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14];[.E714];[.F7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15];[.E715];[.F7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16];[.E716];[.F7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17];[.E717];[.F7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18];[.E718];[.F7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19];[.E719];[.F7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20];[.E720];[.F7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21];[.E721];[.F7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22];[.E722];[.F7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23];[.E723];[.F7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24];[.E724];[.F7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25];[.E725];[.F7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26];[.E726];[.F7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27];[.E727];[.F7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28];[.E728];[.F7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29];[.E729];[.F7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30];[.E730];[.F7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31];[.E731];[.F7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32];[.E732];[.F7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33];[.E733];[.F7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34];[.E734];[.F7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35];[.E735];[.F7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36];[.E736];[.F7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37];[.E737];[.F7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38];[.E738];[.F7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39];[.E739];[.F7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40];[.E740];[.F7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41];[.E741];[.F7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42];[.E742];[.F7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43];[.E743];[.F7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44];[.E744];[.F7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45];[.E745];[.F7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46];[.E746];[.F7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47];[.E747];[.F7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48];[.E748];[.F7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49];[.E749];[.F7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50];[.E750];[.F7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51];[.E751];[.F7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52];[.E752];[.F7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53];[.E753];[.F7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54];[.E754];[.F7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55];[.E755];[.F7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56];[.E756];[.F7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57];[.E757];[.F7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58];[.E758];[.F7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59];[.E759];[.F7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60];[.E760];[.F7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61];[.E761];[.F7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62];[.E762];[.F7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63];[.E763];[.F7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64];[.E764];[.F7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65];[.E765];[.F7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66];[.E766];[.F7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67];[.E767];[.F7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68];[.E768];[.F7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69];[.E769];[.F7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70];[.E770];[.F7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71];[.E771];[.F7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72];[.E772];[.F7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73];[.E773];[.F7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74];[.E774];[.F7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75];[.E775];[.F7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76];[.E776];[.F7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77];[.E777];[.F7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78];[.E778];[.F7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79];[.E779];[.F7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80];[.E780];[.F7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81];[.E781];[.F7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82];[.E782];[.F7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83];[.E783];[.F7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84];[.E784];[.F7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85];[.E785];[.F7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86];[.E786];[.F7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87];[.E787];[.F7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88];[.E788];[.F7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89];[.E789];[.F7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90];[.E790];[.F7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91];[.E791];[.F7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92];[.E792];[.F7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93];[.E793];[.F7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94];[.E794];[.F7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95];[.E795];[.F7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96];[.E796];[.F7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97];[.E797];[.F7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98];[.E798];[.F7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799];[.E799];[.F7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00];[.E800];[.F8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01];[.E801];[.F8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02];[.E802];[.F8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03];[.E803];[.F8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04];[.E804];[.F8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05];[.E805];[.F8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06];[.E806];[.F8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07];[.E807];[.F8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08];[.E808];[.F8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09];[.E809];[.F8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10];[.E810];[.F8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11];[.E811];[.F8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12];[.E812];[.F8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13];[.E813];[.F8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14];[.E814];[.F8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15];[.E815];[.F8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16];[.E816];[.F8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17];[.E817];[.F8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18];[.E818];[.F8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19];[.E819];[.F8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20];[.E820];[.F8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21];[.E821];[.F8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22];[.E822];[.F8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23];[.E823];[.F8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24];[.E824];[.F8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25];[.E825];[.F8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26];[.E826];[.F8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27];[.E827];[.F8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28];[.E828];[.F8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29];[.E829];[.F8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30];[.E830];[.F8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31];[.E831];[.F8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32];[.E832];[.F8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33];[.E833];[.F8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34];[.E834];[.F8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35];[.E835];[.F8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36];[.E836];[.F8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37];[.E837];[.F8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38];[.E838];[.F8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39];[.E839];[.F8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40];[.E840];[.F8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41];[.E841];[.F8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42];[.E842];[.F8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43];[.E843];[.F8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44];[.E844];[.F8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45];[.E845];[.F8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46];[.E846];[.F8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47];[.E847];[.F8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48];[.E848];[.F8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49];[.E849];[.F8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50];[.E850];[.F8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51];[.E851];[.F8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52];[.E852];[.F8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53];[.E853];[.F8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54];[.E854];[.F8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55];[.E855];[.F8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56];[.E856];[.F8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57];[.E857];[.F8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58];[.E858];[.F8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59];[.E859];[.F8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60];[.E860];[.F8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61];[.E861];[.F8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62];[.E862];[.F8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63];[.E863];[.F8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64];[.E864];[.F8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65];[.E865];[.F8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66];[.E866];[.F8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67];[.E867];[.F8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68];[.E868];[.F8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69];[.E869];[.F8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70];[.E870];[.F8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71];[.E871];[.F8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72];[.E872];[.F8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73];[.E873];[.F8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74];[.E874];[.F8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75];[.E875];[.F8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76];[.E876];[.F8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77];[.E877];[.F8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78];[.E878];[.F8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79];[.E879];[.F8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80];[.E880];[.F8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81];[.E881];[.F8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82];[.E882];[.F8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83];[.E883];[.F8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84];[.E884];[.F8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85];[.E885];[.F8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86];[.E886];[.F8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87];[.E887];[.F8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88];[.E888];[.F8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89];[.E889];[.F8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90];[.E890];[.F8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91];[.E891];[.F8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92];[.E892];[.F8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93];[.E893];[.F8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94];[.E894];[.F8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95];[.E895];[.F8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96];[.E896];[.F8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97];[.E897];[.F8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98];[.E898];[.F8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899];[.E899];[.F8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00];[.E900];[.F9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01];[.E901];[.F9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02];[.E902];[.F9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03];[.E903];[.F9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04];[.E904];[.F9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05];[.E905];[.F9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06];[.E906];[.F9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07];[.E907];[.F9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08];[.E908];[.F9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09];[.E909];[.F9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10];[.E910];[.F9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11];[.E911];[.F9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12];[.E912];[.F9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13];[.E913];[.F9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14];[.E914];[.F9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15];[.E915];[.F9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16];[.E916];[.F9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17];[.E917];[.F9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18];[.E918];[.F9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19];[.E919];[.F9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20];[.E920];[.F9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21];[.E921];[.F9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22];[.E922];[.F9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23];[.E923];[.F9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24];[.E924];[.F9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25];[.E925];[.F9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26];[.E926];[.F9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27];[.E927];[.F9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28];[.E928];[.F9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29];[.E929];[.F9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30];[.E930];[.F9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31];[.E931];[.F9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32];[.E932];[.F9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33];[.E933];[.F9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34];[.E934];[.F9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35];[.E935];[.F9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36];[.E936];[.F9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37];[.E937];[.F9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38];[.E938];[.F9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39];[.E939];[.F9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40];[.E940];[.F9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41];[.E941];[.F9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42];[.E942];[.F9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43];[.E943];[.F9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44];[.E944];[.F9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45];[.E945];[.F9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46];[.E946];[.F9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47];[.E947];[.F9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48];[.E948];[.F9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49];[.E949];[.F9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50];[.E950];[.F9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51];[.E951];[.F9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52];[.E952];[.F9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53];[.E953];[.F9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54];[.E954];[.F9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55];[.E955];[.F9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56];[.E956];[.F9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57];[.E957];[.F9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58];[.E958];[.F9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59];[.E959];[.F9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60];[.E960];[.F9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61];[.E961];[.F9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62];[.E962];[.F9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63];[.E963];[.F9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64];[.E964];[.F9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65];[.E965];[.F9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66];[.E966];[.F9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67];[.E967];[.F9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68];[.E968];[.F9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69];[.E969];[.F9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70];[.E970];[.F9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71];[.E971];[.F9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72];[.E972];[.F9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73];[.E973];[.F9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74];[.E974];[.F9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75];[.E975];[.F9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76];[.E976];[.F9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77];[.E977];[.F9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78];[.E978];[.F9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79];[.E979];[.F9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80];[.E980];[.F9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81];[.E981];[.F9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82];[.E982];[.F9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83];[.E983];[.F9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84];[.E984];[.F9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85];[.E985];[.F9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86];[.E986];[.F9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87];[.E987];[.F9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88];[.E988];[.F9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89];[.E989];[.F9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90];[.E990];[.F9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91];[.E991];[.F9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92];[.E992];[.F9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93];[.E993];[.F9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94];[.E994];[.F9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95];[.E995];[.F9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96];[.E996];[.F9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97];[.E997];[.F9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98];[.E998];[.F9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999];[.E999];[.F9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00];[.E1000];[.F10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01];[.E1001];[.F10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02];[.E1002];[.F10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03];[.E1003];[.F10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04];[.E1004];[.F10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05];[.E1005];[.F10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06];[.E1006];[.F10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07];[.E1007];[.F10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08];[.E1008];[.F10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09];[.E1009];[.F10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10];[.E1010];[.F10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11];[.E1011];[.F10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12];[.E1012];[.F10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13];[.E1013];[.F10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14];[.E1014];[.F10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15];[.E1015];[.F10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16];[.E1016];[.F10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17];[.E1017];[.F10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18];[.E1018];[.F10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19];[.E1019];[.F10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20];[.E1020];[.F10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21];[.E1021];[.F10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22];[.E1022];[.F10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23];[.E1023];[.F10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24];[.E1024];[.F10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25];[.E1025];[.F10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26];[.E1026];[.F10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27];[.E1027];[.F10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28];[.E1028];[.F10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29];[.E1029];[.F10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30];[.E1030];[.F10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31];[.E1031];[.F10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32];[.E1032];[.F10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33];[.E1033];[.F10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34];[.E1034];[.F10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35];[.E1035];[.F10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36];[.E1036];[.F10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37];[.E1037];[.F10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38];[.E1038];[.F10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39];[.E1039];[.F10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40];[.E1040];[.F10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41];[.E1041];[.F10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42];[.E1042];[.F10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43];[.E1043];[.F10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44];[.E1044];[.F10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45];[.E1045];[.F10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46];[.E1046];[.F10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47];[.E1047];[.F10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48];[.E1048];[.F10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49];[.E1049];[.F10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50];[.E1050];[.F10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51];[.E1051];[.F10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52];[.E1052];[.F10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53];[.E1053];[.F10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54];[.E1054];[.F10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55];[.E1055];[.F10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56];[.E1056];[.F10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57];[.E1057];[.F10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58];[.E1058];[.F10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59];[.E1059];[.F10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60];[.E1060];[.F10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61];[.E1061];[.F10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62];[.E1062];[.F10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63];[.E1063];[.F10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64];[.E1064];[.F10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65];[.E1065];[.F10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66];[.E1066];[.F10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67];[.E1067];[.F10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68];[.E1068];[.F10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69];[.E1069];[.F10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70];[.E1070];[.F10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71];[.E1071];[.F10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72];[.E1072];[.F10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73];[.E1073];[.F10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74];[.E1074];[.F10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75];[.E1075];[.F10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76];[.E1076];[.F10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77];[.E1077];[.F10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78];[.E1078];[.F10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79];[.E1079];[.F10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80];[.E1080];[.F10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81];[.E1081];[.F10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82];[.E1082];[.F10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83];[.E1083];[.F10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84];[.E1084];[.F10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85];[.E1085];[.F10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86];[.E1086];[.F10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87];[.E1087];[.F10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88];[.E1088];[.F10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89];[.E1089];[.F10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90];[.E1090];[.F10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91];[.E1091];[.F10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92];[.E1092];[.F10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93];[.E1093];[.F10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94];[.E1094];[.F10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95];[.E1095];[.F10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96];[.E1096];[.F10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97];[.E1097];[.F10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98];[.E1098];[.F10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099];[.E1099];[.F10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00];[.E1100];[.F11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01];[.E1101];[.F11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02];[.E1102];[.F11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03];[.E1103];[.F11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04];[.E1104];[.F11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05];[.E1105];[.F11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06];[.E1106];[.F11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07];[.E1107];[.F11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08];[.E1108];[.F11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09];[.E1109];[.F11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10];[.E1110];[.F11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11];[.E1111];[.F11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12];[.E1112];[.F11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13];[.E1113];[.F11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14];[.E1114];[.F11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15];[.E1115];[.F11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16];[.E1116];[.F11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17];[.E1117];[.F11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18];[.E1118];[.F11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19];[.E1119];[.F11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20];[.E1120];[.F11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21];[.E1121];[.F11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22];[.E1122];[.F11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23];[.E1123];[.F11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24];[.E1124];[.F11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25];[.E1125];[.F11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26];[.E1126];[.F11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27];[.E1127];[.F11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28];[.E1128];[.F11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29];[.E1129];[.F11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30];[.E1130];[.F11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31];[.E1131];[.F11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32];[.E1132];[.F11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33];[.E1133];[.F11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34];[.E1134];[.F11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35];[.E1135];[.F11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36];[.E1136];[.F11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37];[.E1137];[.F11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38];[.E1138];[.F11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39];[.E1139];[.F11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40];[.E1140];[.F11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41];[.E1141];[.F11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42];[.E1142];[.F11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43];[.E1143];[.F11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44];[.E1144];[.F11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45];[.E1145];[.F11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46];[.E1146];[.F11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47];[.E1147];[.F11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48];[.E1148];[.F11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49];[.E1149];[.F11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50];[.E1150];[.F11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51];[.E1151];[.F11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52];[.E1152];[.F11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53];[.E1153];[.F11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54];[.E1154];[.F11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55];[.E1155];[.F11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56];[.E1156];[.F11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57];[.E1157];[.F11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58];[.E1158];[.F11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59];[.E1159];[.F11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60];[.E1160];[.F11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61];[.E1161];[.F11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62];[.E1162];[.F11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63];[.E1163];[.F11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64];[.E1164];[.F11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65];[.E1165];[.F11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66];[.E1166];[.F11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67];[.E1167];[.F11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68];[.E1168];[.F11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69];[.E1169];[.F11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70];[.E1170];[.F117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71];[.E1171];[.F117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72];[.E1172];[.F117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73];[.E1173];[.F117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74];[.E1174];[.F117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75];[.E1175];[.F117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76];[.E1176];[.F117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77];[.E1177];[.F117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78];[.E1178];[.F117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79];[.E1179];[.F117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80];[.E1180];[.F118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81];[.E1181];[.F118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82];[.E1182];[.F118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83];[.E1183];[.F118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84];[.E1184];[.F118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85];[.E1185];[.F118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86];[.E1186];[.F118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87];[.E1187];[.F118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88];[.E1188];[.F118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89];[.E1189];[.F118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90];[.E1190];[.F119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91];[.E1191];[.F119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92];[.E1192];[.F119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93];[.E1193];[.F119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94];[.E1194];[.F119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95];[.E1195];[.F119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96];[.E1196];[.F119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97];[.E1197];[.F119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98];[.E1198];[.F119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199];[.E1199];[.F119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00];[.E1200];[.F120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01];[.E1201];[.F120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02];[.E1202];[.F120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03];[.E1203];[.F120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04];[.E1204];[.F120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05];[.E1205];[.F120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06];[.E1206];[.F120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07];[.E1207];[.F120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08];[.E1208];[.F120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09];[.E1209];[.F120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10];[.E1210];[.F121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11];[.E1211];[.F121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12];[.E1212];[.F121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13];[.E1213];[.F121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14];[.E1214];[.F121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15];[.E1215];[.F121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16];[.E1216];[.F121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17];[.E1217];[.F121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18];[.E1218];[.F121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19];[.E1219];[.F121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20];[.E1220];[.F122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21];[.E1221];[.F122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22];[.E1222];[.F122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23];[.E1223];[.F122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24];[.E1224];[.F122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25];[.E1225];[.F122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26];[.E1226];[.F122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27];[.E1227];[.F122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28];[.E1228];[.F122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29];[.E1229];[.F122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30];[.E1230];[.F123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31];[.E1231];[.F123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32];[.E1232];[.F123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33];[.E1233];[.F123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34];[.E1234];[.F123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35];[.E1235];[.F123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36];[.E1236];[.F123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37];[.E1237];[.F123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38];[.E1238];[.F123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39];[.E1239];[.F123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40];[.E1240];[.F124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41];[.E1241];[.F124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42];[.E1242];[.F124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43];[.E1243];[.F124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44];[.E1244];[.F124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45];[.E1245];[.F124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46];[.E1246];[.F124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47];[.E1247];[.F124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48];[.E1248];[.F124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49];[.E1249];[.F124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50];[.E1250];[.F125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51];[.E1251];[.F125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52];[.E1252];[.F125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53];[.E1253];[.F125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54];[.E1254];[.F125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55];[.E1255];[.F125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56];[.E1256];[.F125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57];[.E1257];[.F125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58];[.E1258];[.F125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59];[.E1259];[.F125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60];[.E1260];[.F1260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61];[.E1261];[.F1261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62];[.E1262];[.F1262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63];[.E1263];[.F1263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64];[.E1264];[.F1264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65];[.E1265];[.F1265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66];[.E1266];[.F1266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67];[.E1267];[.F1267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68];[.E1268];[.F1268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formula="of:=CONCATENATE([.D1269];[.E1269];[.F1269])">
            <text:p/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 table:number-rows-repeated="1047306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/>
        </table:table-row>
      </table:table>
      <table:table table:name="Aulas" table:style-name="ta1">
        <table:table-column table:style-name="co2" table:number-columns-repeated="7" table:default-cell-style-name="Default"/>
        <table:table-column table:style-name="co2" table:number-columns-repeated="16377"/>
        <table:table-row table:style-name="ro1">
          <table:table-cell/>
          <table:table-cell office:value-type="string" calcext:value-type="string">
            <text:p>Aula: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Mañana</text:p>
          </table:table-cell>
          <table:table-cell table:formula="of:=VLOOKUP(CONCATENATE([.B$3];[.$A4];[.$C$1]);cursos;3;0)" office:value-type="string" office:string-value="HTML" calcext:value-type="string">
            <text:p>HTML</text:p>
          </table:table-cell>
          <table:table-cell table:formula="of:=VLOOKUP(CONCATENATE([.C$3];[.$A4];[.$C$1]);cursos;3;0)" office:value-type="string" office:string-value="Java" calcext:value-type="string">
            <text:p>Java</text:p>
          </table:table-cell>
          <table:table-cell table:formula="of:=VLOOKUP(CONCATENATE([.D$3];[.$A4];[.$C$1]);cursos;3;0)" office:value-type="string" office:string-value="SQL" calcext:value-type="string">
            <text:p>SQL</text:p>
          </table:table-cell>
          <table:table-cell table:formula="of:=VLOOKUP(CONCATENATE([.E$3];[.$A4];[.$C$1]);cursos;3;0)" office:value-type="string" office:string-value="JavaScript" calcext:value-type="string">
            <text:p>JavaScript</text:p>
          </table:table-cell>
          <table:table-cell table:formula="of:=VLOOKUP(CONCATENATE([.F$3];[.$A4];[.$C$1]);cursos;3;0)" office:value-type="string" office:string-value="HTML" calcext:value-type="string">
            <text:p>HTML</text:p>
          </table:table-cell>
          <table:table-cell table:formula="of:=VLOOKUP(CONCATENATE([.G$3];[.$A4];[.$C$1]);cursos;3;0)" office:value-type="string" office:string-value="" calcext:value-type="error">
            <text:p>#N/D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arde</text:p>
          </table:table-cell>
          <table:table-cell table:formula="of:=VLOOKUP(CONCATENATE([.B$3];[.$A5];[.$C$1]);cursos;3;0)" office:value-type="string" office:string-value="Java" calcext:value-type="string">
            <text:p>Java</text:p>
          </table:table-cell>
          <table:table-cell table:formula="of:=VLOOKUP(CONCATENATE([.C$3];[.$A5];[.$C$1]);cursos;3;0)" office:value-type="string" office:string-value="Java" calcext:value-type="string">
            <text:p>Java</text:p>
          </table:table-cell>
          <table:table-cell table:formula="of:=VLOOKUP(CONCATENATE([.D$3];[.$A5];[.$C$1]);cursos;3;0)" office:value-type="string" office:string-value="HTML" calcext:value-type="string">
            <text:p>HTML</text:p>
          </table:table-cell>
          <table:table-cell table:formula="of:=VLOOKUP(CONCATENATE([.E$3];[.$A5];[.$C$1]);cursos;3;0)" office:value-type="string" office:string-value="Python" calcext:value-type="string">
            <text:p>Python</text:p>
          </table:table-cell>
          <table:table-cell table:formula="of:=VLOOKUP(CONCATENATE([.F$3];[.$A5];[.$C$1]);cursos;3;0)" office:value-type="string" office:string-value="React" calcext:value-type="string">
            <text:p>React</text:p>
          </table:table-cell>
          <table:table-cell table:formula="of:=VLOOKUP(CONCATENATE([.G$3];[.$A5];[.$C$1]);cursos;3;0)" office:value-type="string" office:string-value="" calcext:value-type="error">
            <text:p>#N/D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Noche</text:p>
          </table:table-cell>
          <table:table-cell table:formula="of:=VLOOKUP(CONCATENATE([.B$3];[.$A6];[.$C$1]);cursos;3;0)" office:value-type="string" office:string-value="JavaScript" calcext:value-type="string">
            <text:p>JavaScript</text:p>
          </table:table-cell>
          <table:table-cell table:formula="of:=VLOOKUP(CONCATENATE([.C$3];[.$A6];[.$C$1]);cursos;3;0)" office:value-type="string" office:string-value="Angular" calcext:value-type="string">
            <text:p>Angular</text:p>
          </table:table-cell>
          <table:table-cell table:formula="of:=VLOOKUP(CONCATENATE([.D$3];[.$A6];[.$C$1]);cursos;3;0)" office:value-type="string" office:string-value="JavaScript" calcext:value-type="string">
            <text:p>JavaScript</text:p>
          </table:table-cell>
          <table:table-cell table:formula="of:=VLOOKUP(CONCATENATE([.E$3];[.$A6];[.$C$1]);cursos;3;0)" office:value-type="string" office:string-value="NodeJS" calcext:value-type="string">
            <text:p>NodeJS</text:p>
          </table:table-cell>
          <table:table-cell table:formula="of:=VLOOKUP(CONCATENATE([.F$3];[.$A6];[.$C$1]);cursos;3;0)" office:value-type="string" office:string-value="React" calcext:value-type="string">
            <text:p>React</text:p>
          </table:table-cell>
          <table:table-cell table:formula="of:=VLOOKUP(CONCATENATE([.G$3];[.$A6];[.$C$1]);cursos;3;0)" office:value-type="string" office:string-value="" calcext:value-type="error">
            <text:p>#N/D</text:p>
          </table:table-cell>
          <table:table-cell table:style-name="Default" table:number-columns-repeated="16377"/>
        </table:table-row>
        <table:table-row table:style-name="ro1" table:number-rows-repeated="5">
          <table:table-cell table:number-columns-repeated="7"/>
          <table:table-cell table:style-name="Default" table:number-columns-repeated="16377"/>
        </table:table-row>
        <table:table-row table:style-name="ro1">
          <table:table-cell/>
          <table:table-cell table:formula="of:=[.$A4]" office:value-type="string" office:string-value="Mañana" calcext:value-type="string">
            <text:p>Mañana</text:p>
          </table:table-cell>
          <table:table-cell table:formula="of:=[.$A4]" office:value-type="string" office:string-value="Mañana" calcext:value-type="string">
            <text:p>Mañana</text:p>
          </table:table-cell>
          <table:table-cell table:formula="of:=[.$A4]" office:value-type="string" office:string-value="Mañana" calcext:value-type="string">
            <text:p>Mañana</text:p>
          </table:table-cell>
          <table:table-cell table:formula="of:=[.$A4]" office:value-type="string" office:string-value="Mañana" calcext:value-type="string">
            <text:p>Mañana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/>
          <table:table-cell table:formula="of:=[.$A5]" office:value-type="string" office:string-value="Tarde" calcext:value-type="string">
            <text:p>Tarde</text:p>
          </table:table-cell>
          <table:table-cell table:formula="of:=[.$A5]" office:value-type="string" office:string-value="Tarde" calcext:value-type="string">
            <text:p>Tarde</text:p>
          </table:table-cell>
          <table:table-cell table:formula="of:=[.$A5]" office:value-type="string" office:string-value="Tarde" calcext:value-type="string">
            <text:p>Tarde</text:p>
          </table:table-cell>
          <table:table-cell table:formula="of:=[.$A5]" office:value-type="string" office:string-value="Tarde" calcext:value-type="string">
            <text:p>Tarde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/>
          <table:table-cell table:formula="of:=[.$A6]" office:value-type="string" office:string-value="Noche" calcext:value-type="string">
            <text:p>Noche</text:p>
          </table:table-cell>
          <table:table-cell table:formula="of:=[.$A6]" office:value-type="string" office:string-value="Noche" calcext:value-type="string">
            <text:p>Noche</text:p>
          </table:table-cell>
          <table:table-cell table:formula="of:=[.$A6]" office:value-type="string" office:string-value="Noche" calcext:value-type="string">
            <text:p>Noche</text:p>
          </table:table-cell>
          <table:table-cell table:formula="of:=[.$A6]" office:value-type="string" office:string-value="Noche" calcext:value-type="string">
            <text:p>Noche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/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/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/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/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7"/>
        </table:table-row>
      </table:table>
      <table:table table:name="Hoja4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5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6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7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ursos" table:base-cell-address="$Cursos.$G$1" table:cell-range-address="$Cursos.$A:.$G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oltero" style:family="table-cell" style:parent-style-name="Default">
      <style:table-cell-properties fo:background-color="#00a933"/>
    </style:style>
    <style:style style:name="Casado" style:family="table-cell" style:parent-style-name="Default">
      <style:table-cell-properties fo:background-color="#ff0000"/>
    </style:style>
    <style:style style:name="Viudo" style:family="table-cell" style:parent-style-name="Default">
      <style:table-cell-properties fo:background-color="#2a6099"/>
    </style:style>
    <style:style style:name="Divorciado" style:family="table-cell" style:parent-style-name="Default">
      <style:table-cell-properties fo:background-color="#ff8000"/>
    </style:style>
    <style:style style:name="Blanco" style:family="table-cell" style:parent-style-name="Default">
      <style:table-cell-properties fo:background-color="#ffffff"/>
      <style:text-properties fo:color="#ffffff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19:09:13.1250348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3T19:41:18.874708400</meta:creation-date>
    <meta:generator>LibreOffice/26.2.2.2$Linux_X86_64 LibreOffice_project/1f77d10d6938fd34972958f64b2bcfa54f8b1ba5</meta:generator>
    <dc:date>2026-04-15T19:19:06.555006651</dc:date>
    <meta:editing-duration>PT14M22S</meta:editing-duration>
    <meta:editing-cycles>2</meta:editing-cycles>
    <meta:document-statistic meta:table-count="6" meta:cell-count="2570" meta:object-count="0"/>
  </office:meta>
</office:document-meta>
</file>